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s" number:country="ES">
      <number:number number:decimal-places="0" number:min-decimal-places="0" number:min-integer-digits="1" number:grouping="true"/>
    </number:number-style>
    <number:text-style style:name="N10100" number:language="es" number:country="ES">
      <number:text-content/>
    </number:text-style>
    <style:style style:name="ce1" style:family="table-cell" style:parent-style-name="Excel_20_Built-in_20_Normal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Excel_20_Built-in_20_Normal" style:data-style-name="N10003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Excel_20_Built-in_20_Normal" style:data-style-name="N10003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Excel_20_Built-in_20_Normal" style:data-style-name="N10100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Excel_20_Built-in_20_Normal" style:data-style-name="N10100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>
            <text:p>nombrenino</text:p>
          </table:table-cell>
          <table:table-cell table:style-name="ce4" office:value-type="string" calcext:value-type="string">
            <text:p>totalnino</text:p>
          </table:table-cell>
          <table:table-cell table:style-name="ce5" office:value-type="string" calcext:value-type="string">
            <text:p>genero</text:p>
          </table:table-cell>
        </table:table-row>
        <table:table-row table:style-name="ro1">
          <table:table-cell table:style-name="ce2" office:value-type="string" calcext:value-type="string">
            <text:p>HUGO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MATEO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MARTIN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LUCAS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LEO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LEJANDRO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MANUEL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PABL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LVARO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D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ENZO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MARIO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DIEGO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DAVID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OLIVER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MARCOS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THIAGO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MARCO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ZAN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ONZALO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IAM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AEL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C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NICOLA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ERGIO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CA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ARIO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KER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RIK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MIR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UBEN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AU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UILLERMO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OHAMED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ULEN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UNAI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UL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ITOR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NIL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AUL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TIA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TI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DRE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AYAN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ONSO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SMAEL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SIER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IE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DE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EIX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XEL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GNACIO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BIO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NEIZAN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N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E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RNAU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K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MRAN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OUSSEF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A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LIA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1"/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LUCIA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SOFIA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MARTINA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MARIA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JULIA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PAULA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VALERIA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EMMA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DANIEL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CARLA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ALBA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NO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ALMA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SARA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CARMEN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VEGA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LARA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MIA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VALENTINA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LIVIA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IMENA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OLA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LOE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ITANA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IA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IANA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EJANDRA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ENA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A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RIANA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E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TA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TA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LANCA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CIO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ICIA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ORA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A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IADNA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ZOE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MIRA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ELI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IR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INHOA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INARA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EREA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SA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ABE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YRE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BRIEL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IN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YETAN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RIA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NA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LO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LIET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AR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AI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OUR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ASMI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ATALI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LE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O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MAI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AHI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LAK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I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ER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ATIM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URI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ZAHAR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CAREN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7T18:52:31.20</meta:creation-date>
    <dc:date>2022-09-28T11:53:00.323000000</dc:date>
    <meta:editing-duration>PT13M21S</meta:editing-duration>
    <meta:editing-cycles>2</meta:editing-cycles>
    <meta:generator>LibreOffice/7.4.1.2$Windows_X86_64 LibreOffice_project/3c58a8f3a960df8bc8fd77b461821e42c061c5f0</meta:generator>
    <meta:document-statistic meta:table-count="3" meta:cell-count="603" meta:object-count="0"/>
  </office:meta>
</office:document-meta>
</file>